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38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2.3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84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3319in"/>
    </style:style>
    <style:style style:name="co9" style:family="table-column">
      <style:table-column-properties fo:break-before="auto" style:column-width="1.6209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0.9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 style:data-style-name="N37"/>
    <style:style style:name="ce13" style:family="table-cell" style:parent-style-name="Default" style:data-style-name="N10130">
      <style:text-properties fo:font-weight="bold" style:font-weight-asian="bold" style:font-weight-complex="bold"/>
    </style:style>
    <style:style style:name="ce14" style:family="table-cell" style:parent-style-name="Default" style:data-style-name="N10130"/>
    <style:style style:name="ce21" style:family="table-cell" style:parent-style-name="Default" style:data-style-name="N10130">
      <style:text-properties style:text-underline-style="solid" style:text-underline-type="double" style:text-underline-width="auto" style:text-underline-color="font-color"/>
    </style:style>
    <style:style style:name="ce22" style:family="table-cell" style:parent-style-name="Default" style:data-style-name="N1"/>
    <style:style style:name="ce23" style:family="table-cell" style:parent-style-name="Default" style:data-style-name="N129"/>
    <style:style style:name="ce25" style:family="table-cell" style:parent-style-name="Default" style:data-style-name="N10000"/>
    <style:style style:name="ce26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Ein-Ausgaben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6378" table:default-cell-style-name="Default"/>
        <table:table-row table:style-name="ro1">
          <table:table-cell table:style-name="ce8" office:value-type="string" calcext:value-type="string">
            <text:p>Quelle</text:p>
          </table:table-cell>
          <table:table-cell table:style-name="ce2" office:value-type="string" calcext:value-type="string">
            <text:p>Datum</text:p>
          </table:table-cell>
          <table:table-cell table:style-name="ce13" office:value-type="string" calcext:value-type="string">
            <text:p>Betrag</text:p>
          </table:table-cell>
          <table:table-cell table:style-name="ce8" office:value-type="string" calcext:value-type="string">
            <text:p>Anmerkung</text:p>
          </table:table-cell>
          <table:table-cell table:style-name="ce8"/>
          <table:table-cell table:style-name="ce8" office:value-type="string" calcext:value-type="string">
            <text:p>Kontostand</text:p>
          </table:table-cell>
          <table:table-cell table:style-name="ce8" table:number-columns-repeated="7"/>
          <table:table-cell/>
          <table:table-cell table:style-name="ce8" table:number-columns-repeated="16370"/>
        </table:table-row>
        <table:table-row table:style-name="ro1">
          <table:table-cell office:value-type="string" calcext:value-type="string">
            <text:p>Halil Bey Edeka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33.49" calcext:value-type="currency">
            <text:p>33.49 €</text:p>
          </table:table-cell>
          <table:table-cell table:number-columns-repeated="2"/>
          <table:table-cell table:style-name="ce21" table:formula="of:=SUM([.C2:.C107])" office:value-type="currency" office:currency="EUR" office:value="4566.81" calcext:value-type="currency">
            <text:p>4,566.81 €</text:p>
          </table:table-cell>
          <table:table-cell table:style-name="ce14" table:formula="of:=SUM([.C2:.C16])" office:value-type="currency" office:currency="EUR" office:value="182.42" calcext:value-type="currency">
            <text:p>182.42 €</text:p>
          </table:table-cell>
          <table:table-cell table:style-name="ce22" office:value-type="string" calcext:value-type="string">
            <text:p>bekannter Betrag bis Ende 2. Semester</text:p>
          </table:table-cell>
          <table:table-cell table:number-columns-repeated="2"/>
          <table:table-cell office:value-type="string" calcext:value-type="string">
            <text:p>vorherige</text:p>
          </table:table-cell>
          <table:table-cell office:value-type="float" office:value="2.99" calcext:value-type="float">
            <text:p>2.99</text:p>
          </table:table-cell>
          <table:table-cell office:value-type="float" office:value="4.34" calcext:value-type="float">
            <text:p>4.3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lil Bey Netto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11.78" calcext:value-type="currency">
            <text:p>11.78 €</text:p>
          </table:table-cell>
          <table:table-cell office:value-type="string" calcext:value-type="string">
            <text:p>Beschwerde: kaum Trinkgeld</text:p>
          </table:table-cell>
          <table:table-cell table:number-columns-repeated="2"/>
          <table:table-cell table:style-name="ce14" table:formula="of:=-2.99*2" office:value-type="currency" office:currency="EUR" office:value="-5.98" calcext:value-type="currency">
            <text:p>-5.98 €</text:p>
          </table:table-cell>
          <table:table-cell table:style-name="ce23" office:value-type="string" calcext:value-type="string">
            <text:p>Schon abgezogene Gebühren</text:p>
          </table:table-cell>
          <table:table-cell table:number-columns-repeated="2"/>
          <table:table-cell table:style-name="ce14" office:value-type="currency" office:currency="EUR" office:value="-8.91" calcext:value-type="currency">
            <text:p>-8.91 €</text:p>
          </table:table-cell>
          <table:table-cell table:style-name="ce14" office:value-type="currency" office:currency="EUR" office:value="-5.98" calcext:value-type="currency">
            <text:p>-5.98 €</text:p>
          </table:table-cell>
          <table:table-cell table:style-name="ce14" office:value-type="currency" office:currency="EUR" office:value="-8.68" calcext:value-type="currency">
            <text:p>-8.68 €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6-03" calcext:value-type="date">
            <text:p>06/03/24</text:p>
          </table:table-cell>
          <table:table-cell office:value-type="currency" office:currency="EUR" office:value="13" calcext:value-type="currency">
            <text:p>13.00 €</text:p>
          </table:table-cell>
          <table:table-cell table:number-columns-repeated="3"/>
          <table:table-cell table:style-name="ce14" table:formula="of:=[.G6]-[.G2]-[.G3]" office:value-type="currency" office:currency="EUR" office:value="519.07" calcext:value-type="currency">
            <text:p>519.07 €</text:p>
          </table:table-cell>
          <table:table-cell table:style-name="ce23" office:value-type="string" calcext:value-type="string">
            <text:p>geschätzte Einnahm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6-14" calcext:value-type="date">
            <text:p>06/14/24</text:p>
          </table:table-cell>
          <table:table-cell office:value-type="currency" office:currency="EUR" office:value="14.5" calcext:value-type="currency">
            <text:p>14.50 €</text:p>
          </table:table-cell>
          <table:table-cell table:number-columns-repeated="3"/>
          <table:table-cell table:style-name="ce14"/>
          <table:table-cell table:style-name="ce23"/>
          <table:table-cell table:number-columns-repeated="16376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8.5" calcext:value-type="currency">
            <text:p>8.50 €</text:p>
          </table:table-cell>
          <table:table-cell table:number-columns-repeated="3"/>
          <table:table-cell table:style-name="ce14" office:value-type="currency" office:currency="EUR" office:value="695.51" calcext:value-type="currency">
            <text:p>695.51 €</text:p>
          </table:table-cell>
          <table:table-cell office:value-type="string" calcext:value-type="string">
            <text:p>Kontostand 09/02/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45" calcext:value-type="currency">
            <text:p>4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7-02" calcext:value-type="date">
            <text:p>07/02/24</text:p>
          </table:table-cell>
          <table:table-cell office:value-type="currency" office:currency="EUR" office:value="50" calcext:value-type="currency">
            <text:p>5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hhandlung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EUR" office:value="8.03" calcext:value-type="currency">
            <text:p>8.0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dt-Apotheke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16.35" calcext:value-type="currency">
            <text:p>16.3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uchenbasar</text:p>
          </table:table-cell>
          <table:table-cell office:value-type="date" office:date-value="2024-07-10" calcext:value-type="date">
            <text:p>07/10/24</text:p>
          </table:table-cell>
          <table:table-cell office:value-type="currency" office:currency="EUR" office:value="132.37" calcext:value-type="currency">
            <text:p>132.37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7-12" calcext:value-type="date">
            <text:p>07/12/24</text:p>
          </table:table-cell>
          <table:table-cell office:value-type="currency" office:currency="EUR" office:value="10.5" calcext:value-type="currency">
            <text:p>10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13.5" calcext:value-type="currency">
            <text:p>13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 Lena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schlussfest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-189.1" calcext:value-type="currency">
            <text:p>-189.10 €</text:p>
          </table:table-cell>
          <table:table-cell office:value-type="string" calcext:value-type="string">
            <text:p>100,00€ für Bratwürste; 11,78€ für Trinken bei Penny; 16,77€ für Trinken bei Netto; 19,00€ für Brötchen; 41,55€ für Einkäufe bei Metro über Feuerwehrförderverein Wolgast e.V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bschlussfest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522" calcext:value-type="currency">
            <text:p>522.00 €</text:p>
          </table:table-cell>
          <table:table-cell office:value-type="string" calcext:value-type="string">
            <text:p>Nicht genau bekannt; geschätzt 522€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ity Imbiss</text:p>
          </table:table-cell>
          <table:table-cell office:value-type="date" office:date-value="2024-08-17" calcext:value-type="date">
            <text:p>08/17/24</text:p>
          </table:table-cell>
          <table:table-cell office:value-type="currency" office:currency="EUR" office:value="7.76" calcext:value-type="currency">
            <text:p>7.76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äti</text:p>
          </table:table-cell>
          <table:table-cell office:value-type="date" office:date-value="2024-08-17" calcext:value-type="date">
            <text:p>08/17/24</text:p>
          </table:table-cell>
          <table:table-cell office:value-type="currency" office:currency="EUR" office:value="1.93" calcext:value-type="currency">
            <text:p>1.9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06" calcext:value-type="date">
            <text:p>09/06/24</text:p>
          </table:table-cell>
          <table:table-cell office:value-type="currency" office:currency="EUR" office:value="15.25" calcext:value-type="currency">
            <text:p>15.2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13" calcext:value-type="date">
            <text:p>09/13/24</text:p>
          </table:table-cell>
          <table:table-cell office:value-type="currency" office:currency="EUR" office:value="15.75" calcext:value-type="currency">
            <text:p>15.7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20" calcext:value-type="date">
            <text:p>09/20/24</text:p>
          </table:table-cell>
          <table:table-cell office:value-type="currency" office:currency="EUR" office:value="15.5" calcext:value-type="currency">
            <text:p>15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27" calcext:value-type="date">
            <text:p>09/27/24</text:p>
          </table:table-cell>
          <table:table-cell office:value-type="currency" office:currency="EUR" office:value="16.5" calcext:value-type="currency">
            <text:p>16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indersachenbasar</text:p>
          </table:table-cell>
          <table:table-cell office:value-type="date" office:date-value="2024-09-28" calcext:value-type="date">
            <text:p>09/28/24</text:p>
          </table:table-cell>
          <table:table-cell office:value-type="currency" office:currency="EUR" office:value="180" calcext:value-type="currency">
            <text:p>180.00 €</text:p>
          </table:table-cell>
          <table:table-cell office:value-type="string" calcext:value-type="string">
            <text:p>Spendendosen beim Kindersachenbasar der Heberlein, organisiert von Leonar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nge-Projekt</text:p>
          </table:table-cell>
          <table:table-cell office:value-type="date" office:date-value="2024-10-01" calcext:value-type="date">
            <text:p>10/01/24</text:p>
          </table:table-cell>
          <table:table-cell office:value-type="currency" office:currency="EUR" office:value="270" calcext:value-type="currency">
            <text:p>270.00 €</text:p>
          </table:table-cell>
          <table:table-cell office:value-type="string" calcext:value-type="string">
            <text:p>13.22€ für Kaffezeug schon abgezogen; netterweise aufgerundet von Laur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0-10" calcext:value-type="date">
            <text:p>10/10/24</text:p>
          </table:table-cell>
          <table:table-cell office:value-type="currency" office:currency="EUR" office:value="17" calcext:value-type="currency">
            <text:p>17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infest</text:p>
          </table:table-cell>
          <table:table-cell office:value-type="date" office:date-value="2024-10-12" calcext:value-type="date">
            <text:p>10/12/24</text:p>
          </table:table-cell>
          <table:table-cell office:value-type="currency" office:currency="EUR" office:value="1530" calcext:value-type="currency">
            <text:p>1,53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ysiotherapie Hoppe</text:p>
          </table:table-cell>
          <table:table-cell office:value-type="date" office:date-value="2024-10-14" calcext:value-type="date">
            <text:p>10/14/24</text:p>
          </table:table-cell>
          <table:table-cell office:value-type="currency" office:currency="EUR" office:value="9" calcext:value-type="currency">
            <text:p>9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10-14" calcext:value-type="date">
            <text:p>10/14/24</text:p>
          </table:table-cell>
          <table:table-cell office:value-type="currency" office:currency="EUR" office:value="50" calcext:value-type="currency">
            <text:p>5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0-18" calcext:value-type="date">
            <text:p>10/18/24</text:p>
          </table:table-cell>
          <table:table-cell office:value-type="currency" office:currency="EUR" office:value="12.58" calcext:value-type="currency">
            <text:p>12.58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endenlauf</text:p>
          </table:table-cell>
          <table:table-cell office:value-type="date" office:date-value="2024-10-28" calcext:value-type="date">
            <text:p>10/28/24</text:p>
          </table:table-cell>
          <table:table-cell office:value-type="currency" office:currency="EUR" office:value="300" calcext:value-type="currency">
            <text:p>300.00 €</text:p>
          </table:table-cell>
          <table:table-cell office:value-type="string" calcext:value-type="string">
            <text:p>Von Ben Genz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dt-Apotheke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71.99" calcext:value-type="currency">
            <text:p>71.99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hhandlung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2.43" calcext:value-type="currency">
            <text:p>2.4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ty Imbiss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30.03" calcext:value-type="currency">
            <text:p>30.0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selmino-Apotheke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6.01" calcext:value-type="currency">
            <text:p>6.01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endenlauf</text:p>
          </table:table-cell>
          <table:table-cell office:value-type="date" office:date-value="2024-11-04" calcext:value-type="date">
            <text:p>11/04/24</text:p>
          </table:table-cell>
          <table:table-cell office:value-type="currency" office:currency="EUR" office:value="122.5" calcext:value-type="currency">
            <text:p>122.50 €</text:p>
          </table:table-cell>
          <table:table-cell office:value-type="string" calcext:value-type="string">
            <text:p>Von Herrn Bün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1-06" calcext:value-type="date">
            <text:p>11/06/24</text:p>
          </table:table-cell>
          <table:table-cell office:value-type="currency" office:currency="EUR" office:value="15.75" calcext:value-type="currency">
            <text:p>15.7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1-13" calcext:value-type="date">
            <text:p>11/13/24</text:p>
          </table:table-cell>
          <table:table-cell office:value-type="currency" office:currency="EUR" office:value="15" calcext:value-type="currency">
            <text:p>1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ysiotherapie Hoppe</text:p>
          </table:table-cell>
          <table:table-cell office:value-type="date" office:date-value="2024-11-20" calcext:value-type="date">
            <text:p>11/20/24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1-22" calcext:value-type="date">
            <text:p>11/22/24</text:p>
          </table:table-cell>
          <table:table-cell office:value-type="currency" office:currency="EUR" office:value="17.25" calcext:value-type="currency">
            <text:p>17.2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1-29" calcext:value-type="date">
            <text:p>11/29/24</text:p>
          </table:table-cell>
          <table:table-cell office:value-type="currency" office:currency="EUR" office:value="8" calcext:value-type="currency">
            <text:p>8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stgeld des Vorjahrs</text:p>
          </table:table-cell>
          <table:table-cell office:value-type="date" office:date-value="2024-11-29" calcext:value-type="date">
            <text:p>11/29/24</text:p>
          </table:table-cell>
          <table:table-cell office:value-type="currency" office:currency="EUR" office:value="455.66" calcext:value-type="currency">
            <text:p>455.66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2-06" calcext:value-type="date">
            <text:p>12/06/24</text:p>
          </table:table-cell>
          <table:table-cell office:value-type="currency" office:currency="EUR" office:value="13.25" calcext:value-type="currency">
            <text:p>13.2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lühweinstand</text:p>
          </table:table-cell>
          <table:table-cell office:value-type="date" office:date-value="2024-12-10" calcext:value-type="date">
            <text:p>12/10/24</text:p>
          </table:table-cell>
          <table:table-cell office:value-type="currency" office:currency="EUR" office:value="615" calcext:value-type="currency">
            <text:p>61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2-18" calcext:value-type="date">
            <text:p>12/18/24</text:p>
          </table:table-cell>
          <table:table-cell office:value-type="currency" office:currency="EUR" office:value="15.75" calcext:value-type="currency">
            <text:p>15.7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5-01-09" calcext:value-type="date">
            <text:p>01/09/25</text:p>
          </table:table-cell>
          <table:table-cell office:value-type="currency" office:currency="EUR" office:value="13.25" calcext:value-type="currency">
            <text:p>13.2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5-01-17" calcext:value-type="date">
            <text:p>01/17/25</text:p>
          </table:table-cell>
          <table:table-cell office:value-type="currency" office:currency="EUR" office:value="14.25" calcext:value-type="currency">
            <text:p>14.25 €</text:p>
          </table:table-cell>
          <table:table-cell table:number-columns-repeated="16381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solver_acr" table:base-cell-address="$'Ein-Ausgaben'.$A$1" table:expression="0"/>
          <table:named-expression table:name="solver_asr" table:base-cell-address="$'Ein-Ausgaben'.$A$1" table:expression="0.5"/>
          <table:named-expression table:name="solver_ccoeff" table:base-cell-address="$'Ein-Ausgaben'.$A$1" table:expression="0.729"/>
          <table:named-expression table:name="solver_cog" table:base-cell-address="$'Ein-Ausgaben'.$A$1" table:expression="1.494"/>
          <table:named-expression table:name="solver_crpb" table:base-cell-address="$'Ein-Ausgaben'.$A$1" table:expression="0.9"/>
          <table:named-expression table:name="solver_eng" table:base-cell-address="$'Ein-Ausgaben'.$A$1" table:expression="3"/>
          <table:named-expression table:name="solver_enst" table:base-cell-address="$'Ein-Ausgaben'.$A$1" table:expression="1"/>
          <table:named-expression table:name="solver_gvr" table:base-cell-address="$'Ein-Ausgaben'.$A$1" table:expression="1"/>
          <table:named-expression table:name="solver_lcy" table:base-cell-address="$'Ein-Ausgaben'.$A$1" table:expression="2000"/>
          <table:named-expression table:name="solver_lo_eng" table:base-cell-address="$'Ein-Ausgaben'.$A$1" table:expression="&quot;com.sun.star.comp.Calc.NLPSolver.DEPSSolverImpl&quot;"/>
          <table:named-expression table:name="solver_mtpb" table:base-cell-address="$'Ein-Ausgaben'.$A$1" table:expression="0"/>
          <table:named-expression table:name="solver_num" table:base-cell-address="$'Ein-Ausgaben'.$A$1" table:expression="0"/>
          <table:named-range table:name="solver_opt" table:base-cell-address="$'Ein-Ausgaben'.$A$1" table:cell-range-address=".$D$12"/>
          <table:named-expression table:name="solver_prng" table:base-cell-address="$'Ein-Ausgaben'.$A$1" table:expression="0"/>
          <table:named-expression table:name="solver_rsp" table:base-cell-address="$'Ein-Ausgaben'.$A$1" table:expression="0"/>
          <table:named-expression table:name="solver_slim" table:base-cell-address="$'Ein-Ausgaben'.$A$1" table:expression="70"/>
          <table:named-expression table:name="solver_smax" table:base-cell-address="$'Ein-Ausgaben'.$A$1" table:expression="0.5"/>
          <table:named-expression table:name="solver_smin" table:base-cell-address="$'Ein-Ausgaben'.$A$1" table:expression="0.5"/>
          <table:named-expression table:name="solver_soc" table:base-cell-address="$'Ein-Ausgaben'.$A$1" table:expression="1.494"/>
          <table:named-expression table:name="solver_ssz" table:base-cell-address="$'Ein-Ausgaben'.$A$1" table:expression="70"/>
          <table:named-expression table:name="solver_stol" table:base-cell-address="$'Ein-Ausgaben'.$A$1" table:expression="0.000001"/>
          <table:named-expression table:name="solver_typ" table:base-cell-address="$'Ein-Ausgaben'.$A$1" table:expression="1"/>
          <table:named-expression table:name="solver_vrt" table:base-cell-address="$'Ein-Ausgaben'.$A$1" table:expression="3"/>
        </table:named-expressions>
      </table:table>
      <table:table table:name="Quellendaten" table:style-name="ta1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12"/>
        <table:table-column table:style-name="co10" table:default-cell-style-name="ce12"/>
        <table:table-column table:style-name="co11" table:default-cell-style-name="ce14"/>
        <table:table-column table:style-name="co5" table:number-columns-repeated="16376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2" office:value-type="string" calcext:value-type="string">
            <text:p>Platzierung</text:p>
          </table:table-cell>
          <table:table-cell table:style-name="ce2" office:value-type="string" calcext:value-type="string">
            <text:p>Letze Abholung</text:p>
          </table:table-cell>
          <table:table-cell table:style-name="ce13" office:value-type="string" calcext:value-type="string">
            <text:p>Gesamteinnahmen</text:p>
          </table:table-cell>
          <table:table-cell table:style-name="ce8" office:value-type="string" calcext:value-type="string">
            <text:p>Produktivität €/30 Tage</text:p>
          </table:table-cell>
          <table:table-cell office:value-type="string" calcext:value-type="string">
            <text:p>Ferien</text:p>
          </table:table-cell>
          <table:table-cell table:style-name="ce25"/>
          <table:table-cell table:style-name="Default"/>
          <table:table-cell/>
          <table:table-cell table:style-name="ce12"/>
          <table:table-cell table:style-name="ce8" table:number-columns-repeated="2"/>
          <table:table-cell/>
          <table:table-cell table:style-name="ce8" table:number-columns-repeated="16371"/>
        </table:table-row>
        <table:table-row table:style-name="ro1">
          <table:table-cell office:value-type="string" calcext:value-type="string">
            <text:p>Pfand</text:p>
          </table:table-cell>
          <table:table-cell table:style-name="ce12" office:value-type="date" office:date-value="2024-05-22" calcext:value-type="date">
            <text:p>05/22/24</text:p>
          </table:table-cell>
          <table:table-cell table:style-name="ce12" office:value-type="date" office:date-value="2024-11-29" calcext:value-type="date">
            <text:p>11/29/24</text:p>
          </table:table-cell>
          <table:table-cell table:style-name="ce14" office:value-type="currency" office:currency="EUR" office:value="212.08" calcext:value-type="currency">
            <text:p>212.08 €</text:p>
          </table:table-cell>
          <table:table-cell table:style-name="ce14" table:formula="of:=[.D2]/((DATEDIF([.B2];[.C2];&quot;d&quot;)-[.F2])/30)" office:value-type="currency" office:currency="EUR" office:value="44.1833333333333" calcext:value-type="currency">
            <text:p>44.18 €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Halil Bey</text:p>
          </table:table-cell>
          <table:table-cell table:style-name="ce12" office:value-type="date" office:date-value="2024-05-10" calcext:value-type="date">
            <text:p>05/10/24</text:p>
          </table:table-cell>
          <table:table-cell table:style-name="ce12" office:value-type="date" office:date-value="2024-05-31" calcext:value-type="date">
            <text:p>05/31/24</text:p>
          </table:table-cell>
          <table:table-cell table:style-name="ce14" office:value-type="currency" office:currency="EUR" office:value="45.27" calcext:value-type="currency">
            <text:p>45.27 €</text:p>
          </table:table-cell>
          <table:table-cell table:style-name="ce14" table:formula="of:=[.D3]/(DATEDIF([.B3];[.C3];&quot;d&quot;)/30)" office:value-type="currency" office:currency="EUR" office:value="64.6714285714286" calcext:value-type="currency">
            <text:p>64.67 €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Stadt-Apotheke</text:p>
          </table:table-cell>
          <table:table-cell table:style-name="ce12" office:value-type="date" office:date-value="2024-05-10" calcext:value-type="date">
            <text:p>05/10/24</text:p>
          </table:table-cell>
          <table:table-cell table:style-name="ce12" office:value-type="date" office:date-value="2024-10-30" calcext:value-type="date">
            <text:p>10/30/24</text:p>
          </table:table-cell>
          <table:table-cell table:style-name="ce14" office:value-type="currency" office:currency="EUR" office:value="88.34" calcext:value-type="currency">
            <text:p>88.34 €</text:p>
          </table:table-cell>
          <table:table-cell table:style-name="ce14" table:formula="of:=[.D4]/(DATEDIF([.B4];[.C4];&quot;d&quot;)/30)" office:value-type="currency" office:currency="EUR" office:value="15.3190751445087" calcext:value-type="currency">
            <text:p>15.32 €</text:p>
          </table:table-cell>
          <table:table-cell table:style-name="Default" table:number-columns-repeated="2"/>
          <table:table-cell table:style-name="ce12"/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Hufeland-Apotheke</text:p>
          </table:table-cell>
          <table:table-cell table:style-name="ce12" office:value-type="date" office:date-value="2024-05-10" calcext:value-type="date">
            <text:p>05/10/24</text:p>
          </table:table-cell>
          <table:table-cell table:style-name="ce12" office:value-type="date" office:date-value="2024-10-14" calcext:value-type="date">
            <text:p>10/14/24</text:p>
          </table:table-cell>
          <table:table-cell table:style-name="ce14" office:value-type="currency" office:currency="EUR" office:value="145" calcext:value-type="currency">
            <text:p>145.00 €</text:p>
          </table:table-cell>
          <table:table-cell table:style-name="ce14" table:formula="of:=[.D5]/(DATEDIF([.B5];[.C5];&quot;d&quot;)/30)" office:value-type="currency" office:currency="EUR" office:value="27.7070063694268" calcext:value-type="currency">
            <text:p>27.71 €</text:p>
          </table:table-cell>
          <table:table-cell table:style-name="Default" table:number-columns-repeated="2"/>
          <table:table-cell table:style-name="ce12"/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Buchhandlung</text:p>
          </table:table-cell>
          <table:table-cell table:style-name="ce12" office:value-type="date" office:date-value="2024-05-10" calcext:value-type="date">
            <text:p>05/10/24</text:p>
          </table:table-cell>
          <table:table-cell table:style-name="ce12" office:value-type="date" office:date-value="2024-10-30" calcext:value-type="date">
            <text:p>10/30/24</text:p>
          </table:table-cell>
          <table:table-cell table:style-name="ce14" office:value-type="currency" office:currency="EUR" office:value="10.46" calcext:value-type="currency">
            <text:p>10.46 €</text:p>
          </table:table-cell>
          <table:table-cell table:style-name="ce14" table:formula="of:=[.D6]/(DATEDIF([.B6];[.C6];&quot;d&quot;)/30)" office:value-type="currency" office:currency="EUR" office:value="1.81387283236994" calcext:value-type="currency">
            <text:p>1.81 €</text:p>
          </table:table-cell>
          <table:table-cell table:style-name="Default" table:number-columns-repeated="2"/>
          <table:table-cell table:style-name="ce12"/>
          <table:table-cell table:style-name="ce26"/>
          <table:table-cell table:number-columns-repeated="16375"/>
        </table:table-row>
        <table:table-row table:style-name="ro1">
          <table:table-cell office:value-type="string" calcext:value-type="string">
            <text:p>Anselmino-Apotheke</text:p>
          </table:table-cell>
          <table:table-cell table:style-name="ce12" office:value-type="date" office:date-value="2024-07-08" calcext:value-type="date">
            <text:p>07/08/24</text:p>
          </table:table-cell>
          <table:table-cell table:style-name="ce12" office:value-type="date" office:date-value="2024-10-30" calcext:value-type="date">
            <text:p>10/30/24</text:p>
          </table:table-cell>
          <table:table-cell table:style-name="ce14" office:value-type="currency" office:currency="EUR" office:value="6.01" calcext:value-type="currency">
            <text:p>6.01 €</text:p>
          </table:table-cell>
          <table:table-cell table:style-name="ce14" table:formula="of:=[.D7]/(DATEDIF([.B7];[.C7];&quot;d&quot;)/30)" office:value-type="currency" office:currency="EUR" office:value="1.58157894736842" calcext:value-type="currency">
            <text:p>1.58 €</text:p>
          </table:table-cell>
          <table:table-cell table:style-name="Default" table:number-columns-repeated="2"/>
          <table:table-cell table:style-name="ce12"/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City Imbiss</text:p>
          </table:table-cell>
          <table:table-cell table:style-name="ce12" office:value-type="date" office:date-value="2024-07-08" calcext:value-type="date">
            <text:p>07/08/24</text:p>
          </table:table-cell>
          <table:table-cell table:style-name="ce12" office:value-type="date" office:date-value="2024-10-30" calcext:value-type="date">
            <text:p>10/30/24</text:p>
          </table:table-cell>
          <table:table-cell table:style-name="ce14" office:value-type="currency" office:currency="EUR" office:value="37.79" calcext:value-type="currency">
            <text:p>37.79 €</text:p>
          </table:table-cell>
          <table:table-cell table:style-name="ce14" table:formula="of:=[.D8]/(DATEDIF([.B8];[.C8];&quot;d&quot;)/30)" office:value-type="currency" office:currency="EUR" office:value="9.94473684210526" calcext:value-type="currency">
            <text:p>9.94 €</text:p>
          </table:table-cell>
          <table:table-cell table:style-name="Default" table:number-columns-repeated="2"/>
          <table:table-cell table:style-name="ce12"/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Späti</text:p>
          </table:table-cell>
          <table:table-cell table:style-name="ce12" office:value-type="date" office:date-value="2024-07-08" calcext:value-type="date">
            <text:p>07/08/24</text:p>
          </table:table-cell>
          <table:table-cell table:style-name="ce12" office:value-type="date" office:date-value="2024-08-17" calcext:value-type="date">
            <text:p>08/17/24</text:p>
          </table:table-cell>
          <table:table-cell table:style-name="ce14" office:value-type="currency" office:currency="EUR" office:value="1.93" calcext:value-type="currency">
            <text:p>1.93 €</text:p>
          </table:table-cell>
          <table:table-cell table:style-name="ce14" table:formula="of:=[.D9]/(DATEDIF([.B9];[.C9];&quot;d&quot;)/30)" office:value-type="currency" office:currency="EUR" office:value="1.4475" calcext:value-type="currency">
            <text:p>1.45 €</text:p>
          </table:table-cell>
          <table:table-cell table:style-name="Default" table:number-columns-repeated="2"/>
          <table:table-cell table:style-name="ce12"/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Meine Mode</text:p>
          </table:table-cell>
          <table:table-cell table:style-name="ce12" office:value-type="date" office:date-value="2024-07-08" calcext:value-type="date">
            <text:p>07/08/24</text:p>
          </table:table-cell>
          <table:table-cell table:style-name="ce12"/>
          <table:table-cell table:style-name="ce14"/>
          <table:table-cell table:style-name="ce14" table:formula="of:=[.D10]/(DATEDIF([.B10];[.C10];&quot;d&quot;)/30)" office:value-type="string" office:string-value="" calcext:value-type="error">
            <text:p>Err:502</text:p>
          </table:table-cell>
          <table:table-cell table:style-name="Default" table:number-columns-repeated="2"/>
          <table:table-cell table:style-name="ce12"/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Physiotherapie Hoppe</text:p>
          </table:table-cell>
          <table:table-cell table:style-name="ce12" office:value-type="date" office:date-value="2024-07-29" calcext:value-type="date">
            <text:p>07/29/24</text:p>
          </table:table-cell>
          <table:table-cell table:style-name="ce12" office:value-type="date" office:date-value="2024-11-20" calcext:value-type="date">
            <text:p>11/20/24</text:p>
          </table:table-cell>
          <table:table-cell table:style-name="ce14" office:value-type="currency" office:currency="EUR" office:value="14" calcext:value-type="currency">
            <text:p>14.00 €</text:p>
          </table:table-cell>
          <table:table-cell table:style-name="ce14" table:formula="of:=[.D11]/(DATEDIF([.B11];[.C11];&quot;d&quot;)/30)" office:value-type="currency" office:currency="EUR" office:value="3.68421052631579" calcext:value-type="currency">
            <text:p>3.68 €</text:p>
          </table:table-cell>
          <table:table-cell/>
          <table:table-cell table:style-name="Default"/>
          <table:table-cell table:style-name="ce12"/>
          <table:table-cell table:style-name="ce14"/>
          <table:table-cell table:number-columns-repeated="16375"/>
        </table:table-row>
        <table:table-row table:style-name="ro1" table:number-rows-repeated="5">
          <table:table-cell table:number-columns-repeated="6"/>
          <table:table-cell table:style-name="Default"/>
          <table:table-cell table:style-name="ce12"/>
          <table:table-cell table:style-name="ce14"/>
          <table:table-cell table:number-columns-repeated="16375"/>
        </table:table-row>
        <table:table-row table:style-name="ro1" table:number-rows-repeated="16">
          <table:table-cell table:number-columns-repeated="6"/>
          <table:table-cell table:style-name="Default" table:number-columns-repeated="2"/>
          <table:table-cell table:number-columns-repeated="16376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PT Sans Expert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21:12:07.064856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3:34:38.453465645</meta:creation-date>
    <dc:date>2025-01-20T21:35:31.651230216</dc:date>
    <meta:editing-duration>PT7H40M9S</meta:editing-duration>
    <meta:editing-cycles>51</meta:editing-cycles>
    <meta:generator>LibreOffice/24.8.4.2$Linux_X86_64 LibreOffice_project/480$Build-2</meta:generator>
    <meta:document-statistic meta:table-count="2" meta:cell-count="220" meta:object-count="0"/>
  </office:meta>
</office:document-meta>
</file>